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5fd3" officeooo:paragraph-rsid="00085fd3"/>
    </style:style>
    <style:style style:name="T1" style:family="text">
      <style:text-properties fo:language="sv" fo:country="SE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grammerare har alltid velat lösa problem, hellre med hjälp av en dator. När Artificiella Neuronala Nätverk (ANN) började utveckla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4:13:57.285361059</meta:creation-date>
    <meta:editing-cycles>1</meta:editing-cycles>
    <meta:editing-duration>PT3M59S</meta:editing-duration>
    <dc:date>2018-09-13T14:17:55.770948760</dc:date>
    <meta:document-statistic meta:table-count="0" meta:image-count="0" meta:object-count="0" meta:page-count="1" meta:paragraph-count="1" meta:word-count="19" meta:character-count="134" meta:non-whitespace-character-count="115"/>
    <meta:generator>LibreOffice/5.1.6.2$Linux_X86_64 LibreOffice_project/10m0$Build-2</meta:generator>
  </office:meta>
</office:document-meta>
</file>